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Absatz_20_dänisch_20_mit_20_Initial" style:master-page-name="">
      <style:paragraph-properties>
        <style:drop-cap/>
      </style:paragraph-properties>
      <style:text-properties fo:language="da" fo:country="DK"/>
    </style:style>
    <style:style style:name="P2" style:family="paragraph" style:parent-style-name="Absatz_20_dänisch_20_mit_20_Initial">
      <style:paragraph-properties>
        <style:drop-cap/>
      </style:paragraph-properties>
      <style:text-properties fo:language="da" fo:country="DK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s- og regeringschaferne måtte <text:span text:style-name="T1">udskye</text:span> den bebudede reform af EU-Kommissionen og stemmereglerne i Ministerrådet på grend af strid mellem små og store <text:span text:style-name="T1">lando</text:span> om deres indbyrdes magtforhold i EU.</text:p>
      <text:p text:style-name="P2"/>
      <text:p text:style-name="P2">Stats- og regeringschaferne måtte <text:span text:style-name="T1">udskye</text:span> den bebudede reform af EU-Kommissionen og stemmereglerne i Ministerrådet på grend af strid mellem små og store <text:span text:style-name="T1">lando</text:span> om deres indbyrdes magtforhold i EU.</text:p>
      <text:p text:style-name="P2"/>
      <text:p text:style-name="P2">Stats- og regeringschaferne måtte <text:span text:style-name="T1">udskye</text:span> den bebudede reform af EU-Kommissionen og stemmereglerne i Ministerrådet på grend af strid mellem små og store <text:span text:style-name="T1">lando</text:span> om deres indbyrdes magtforhold i EU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a" fo:country="DK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bsatz_20_Normal" style:display-name="Absatz Normal" style:family="paragraph" style:parent-style-name="Standard">
      <style:paragraph-properties fo:margin-top="0.199cm" fo:margin-bottom="0.199cm" fo:text-align="justify" style:justify-single-word="false" fo:orphans="2" fo:widows="2" fo:hyphenation-ladder-count="2"/>
      <style:text-properties style:letter-kerning="true" fo:hyphenate="true" fo:hyphenation-remain-char-count="2" fo:hyphenation-push-char-count="2"/>
    </style:style>
    <style:style style:name="Absatz_20_mit_20_Initial" style:display-name="Absatz mit Initial" style:family="paragraph" style:parent-style-name="Absatz_20_Normal" style:next-style-name="Absatz_20_EInzug_20_erste_20_Zeile">
      <style:paragraph-properties>
        <style:drop-cap style:lines="3"/>
      </style:paragraph-properties>
    </style:style>
    <style:style style:name="Absatz_20_EInzug_20_erste_20_Zeile" style:display-name="Absatz EInzug erste Zeile" style:family="paragraph" style:parent-style-name="Absatz_20_Normal">
      <style:paragraph-properties fo:margin-left="0cm" fo:margin-right="0cm" fo:text-indent="0.499cm" style:auto-text-indent="false"/>
    </style:style>
    <style:style style:name="Absatz_20_dänisch_20_mit_20_Initial" style:display-name="Absatz dänisch mit Initial" style:family="paragraph" style:parent-style-name="Absatz_20_mit_20_Initial">
      <style:text-properties fo:language="da" fo:country="DK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Helge Delfs</meta:initial-creator>
    <meta:creation-date>2000-06-05T16:27:07</meta:creation-date>
    <dc:creator>Helge Delfs</dc:creator>
    <dc:date>2001-09-24T10:02:09</dc:date>
    <dc:language>da-DK</dc:language>
    <meta:editing-cycles>3</meta:editing-cycles>
    <meta:editing-duration>PT5M59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3" meta:word-count="90" meta:character-count="582"/>
  </office:meta>
</office:document-meta>
</file>